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0.48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1.40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25cm" fo:break-before="auto" style:use-optimal-row-height="false"/>
    </style:style>
    <style:style style:name="ro3" style:family="table-row">
      <style:table-row-properties style:row-height="0.8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 style:data-style-name="N104">
      <style:text-properties fo:color="#2a6099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B-C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office:value-type="string" calcext:value-type="string" table:number-columns-spanned="6" table:number-rows-spanned="1">
            <text:p>/home/tinker/Documents/GIT/USB-C Board/Hardware/USB-C Board.kicad_sch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office:value-type="string" calcext:value-type="string" table:number-columns-spanned="6" table:number-rows-spanned="1">
            <text:p>Sun 10 Sep 2023 08:31:53 PM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office:value-type="string" calcext:value-type="string" table:number-columns-spanned="6" table:number-rows-spanned="1">
            <text:p>Eeschema 6.0.11+dfsg-1~bpo11+1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enerator:</text:p>
          </table:table-cell>
          <table:table-cell office:value-type="string" calcext:value-type="string" table:number-columns-spanned="6" table:number-rows-spanned="1">
            <text:p>/usr/share/kicad/plugins/bom_csv_grouped_by_value_with_fp.py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CSC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Tinker:CP_EIA-6032-28-Tantalumm_HandSolder</text:p>
          </table:table-cell>
          <table:table-cell/>
          <table:table-cell office:value-type="string" calcext:value-type="string">
            <text:p>C89246</text:p>
          </table:table-cell>
          <table:table-cell table:formula="of:=[.B7]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currency" office:currency="CAD" office:value="7.27" calcext:value-type="currency">
            <text:p>$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, C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559769</text:p>
          </table:table-cell>
          <table:table-cell table:formula="of:=[.B8]" office:value-type="float" office:value="3" calcext:value-type="float">
            <text:p>3</text:p>
          </table:table-cell>
          <table:table-cell table:style-name="ce5" office:value-type="float" office:value="200" calcext:value-type="float">
            <text:p>200</text:p>
          </table:table-cell>
          <table:table-cell office:value-type="currency" office:currency="CAD" office:value="6.5" calcext:value-type="currency">
            <text:p>$6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663</text:p>
          </table:table-cell>
          <table:table-cell table:formula="of:=[.B9]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office:value-type="currency" office:currency="CAD" office:value="2.5" calcext:value-type="currency">
            <text:p>$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GB1010603NR</text:p>
          </table:table-cell>
          <table:table-cell office:value-type="string" calcext:value-type="string">
            <text:p>Tinker:PGB1010603NRHF</text:p>
          </table:table-cell>
          <table:table-cell office:value-type="string" calcext:value-type="string">
            <text:p>ESD Suppressors / TVS Diodes 0603 24VDC .06pF</text:p>
          </table:table-cell>
          <table:table-cell office:value-type="string" calcext:value-type="string">
            <text:p>C10677</text:p>
          </table:table-cell>
          <table:table-cell table:formula="of:=[.B10]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currency" office:currency="CAD" office:value="7.3" calcext:value-type="currency">
            <text:p>$7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10V 3A High Current Recitifier Schottky Diode, SOD-323</text:p>
          </table:table-cell>
          <table:table-cell office:value-type="string" calcext:value-type="string">
            <text:p>C5355496</text:p>
          </table:table-cell>
          <table:table-cell table:formula="of:=[.B11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3.88" calcext:value-type="currency">
            <text:p>$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1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0.76" calcext:value-type="currency">
            <text:p>$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4</text:p>
          </table:table-cell>
          <table:table-cell table:formula="of:=[.B13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0.83" calcext:value-type="currency">
            <text:p>$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C434420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0.72" calcext:value-type="currency">
            <text:p>$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Tinker:USB_C_Receptacle_HRO_TYPE-C-31-M-12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C2765186</text:p>
          </table:table-cell>
          <table:table-cell table:formula="of:=[.B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7" office:value-type="currency" office:currency="CAD" office:value="5.75" calcext:value-type="currency">
            <text:p>$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Tinker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 table:formula="of:=[.B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, J4, J5, J6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Tinker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<text:s/></text:p>
          </table:table-cell>
          <table:table-cell table:formula="of:=[.B17]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C145956, </text:p>
          </table:table-cell>
          <table:table-cell table:formula="of:=[.B18]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currency" office:currency="CAD" office:value="7.55" calcext:value-type="currency">
            <text:p>$7.55</text:p>
          </table:table-cell>
          <table:table-cell office:value-type="string" calcext:value-type="string">
            <text:p>(full tube)</text:p>
          </table:table-cell>
          <table:table-cell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P3013SFV</text:p>
          </table:table-cell>
          <table:table-cell office:value-type="string" calcext:value-type="string">
            <text:p>Package_SON:Diodes_PowerDI3333-8</text:p>
          </table:table-cell>
          <table:table-cell office:value-type="string" calcext:value-type="string">
            <text:p>-12A Id, -30V Vds, P-Channel Power MOSFET, 9.5mOhm Ron, 33.7nC Qg (typ), PowerDI3333-8</text:p>
          </table:table-cell>
          <table:table-cell office:value-type="string" calcext:value-type="string">
            <text:p>C264098</text:p>
          </table:table-cell>
          <table:table-cell table:formula="of:=[.B19]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CAD" office:value="4.28" calcext:value-type="currency">
            <text:p>$4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nker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23186</text:p>
          </table:table-cell>
          <table:table-cell table:formula="of:=[.B20]" office:value-type="float" office:value="2" calcext:value-type="float">
            <text:p>2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currency" office:currency="CAD" office:value="1.1" calcext:value-type="currency">
            <text:p>$1.10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R3, R8, R9, R10, R11, R12, R13, R14, R1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1190</text:p>
          </table:table-cell>
          <table:table-cell table:formula="of:=[.B21]" office:value-type="float" office:value="9" calcext:value-type="float">
            <text:p>9</text:p>
          </table:table-cell>
          <table:table-cell table:style-name="ce5" office:value-type="float" office:value="1000" calcext:value-type="float">
            <text:p>1000</text:p>
          </table:table-cell>
          <table:table-cell office:value-type="currency" office:currency="CAD" office:value="0.9" calcext:value-type="currency">
            <text:p>$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 R6, R16, R1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5803</text:p>
          </table:table-cell>
          <table:table-cell table:formula="of:=[.B22]" office:value-type="float" office:value="4" calcext:value-type="float">
            <text:p>4</text:p>
          </table:table-cell>
          <table:table-cell table:style-name="ce5" office:value-type="float" office:value="1000" calcext:value-type="float">
            <text:p>1000</text:p>
          </table:table-cell>
          <table:table-cell office:value-type="currency" office:currency="CAD" office:value="1.1" calcext:value-type="currency">
            <text:p>$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22775</text:p>
          </table:table-cell>
          <table:table-cell table:formula="of:=[.B23]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office:value-type="currency" office:currency="CAD" office:value="1.1" calcext:value-type="currency">
            <text:p>$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C31850</text:p>
          </table:table-cell>
          <table:table-cell table:formula="of:=[.B24]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office:value-type="currency" office:currency="CAD" office:value="1.1" calcext:value-type="currency">
            <text:p>$1.10</text:p>
          </table:table-cell>
          <table:table-cell/>
          <table:table-cell table:style-name="ce8" table:formula="of:=SUM([.J20:.J24])" office:value-type="currency" office:currency="CAD" office:value="5.3" calcext:value-type="currency">
            <text:p>$5.30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Tinker:SW_Push_TS273014TP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C2858276</text:p>
          </table:table-cell>
          <table:table-cell table:formula="of:=[.B25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7" office:value-type="currency" office:currency="CAD" office:value="6.21" calcext:value-type="currency">
            <text:p>$6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Tinker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office:value-type="string" calcext:value-type="string">
            <text:p>C6186</text:p>
          </table:table-cell>
          <table:table-cell table:formula="of:=[.B2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USB4500QTR</text:p>
          </table:table-cell>
          <table:table-cell office:value-type="string" calcext:value-type="string">
            <text:p>Package_DFN_QFN:QFN-24-1EP_4x4mm_P0.5mm_EP2.7x2.7mm</text:p>
          </table:table-cell>
          <table:table-cell office:value-type="string" calcext:value-type="string">
            <text:p>Stand-alone USB PD controller (with sink Auto-run mode), QFN-24</text:p>
          </table:table-cell>
          <table:table-cell office:value-type="string" calcext:value-type="string">
            <text:p>C2678061</text:p>
          </table:table-cell>
          <table:table-cell table:formula="of:=[.B27]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CAD" office:value="45.99" calcext:value-type="currency">
            <text:p>$45.99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formula="of:=SUM([.J7:.J27])" office:value-type="currency" office:currency="CAD" office:value="104.84" calcext:value-type="currency">
            <text:p>$104.84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formula="of:=[.J8]+[.J9]+[.J10]+[.J11]+[.J12]+[.J13]+[.J14]+[.J18]+[.J21]+[.J22]+[.J23]+[.J24]" office:value-type="currency" office:currency="CAD" office:value="34.24" calcext:value-type="currency">
            <text:p>$34.2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9]+[.J27]" office:value-type="currency" office:currency="CAD" office:value="50.27" calcext:value-type="currency">
            <text:p>$50.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00-00-00</text:date>, <text:time style:data-style-name="N2" text:time-value="12:51:23.097228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16:12:44.378504678</dc:date>
    <meta:editing-duration>PT2H16M29S</meta:editing-duration>
    <meta:editing-cycles>2</meta:editing-cycles>
    <meta:generator>LibreOffice/7.0.4.2$Linux_X86_64 LibreOffice_project/00$Build-2</meta:generator>
    <meta:document-statistic meta:table-count="1" meta:cell-count="225" meta:object-count="0"/>
  </office:meta>
</office:document-meta>
</file>